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56CC000041CDA94BF6F7.svm"/>
  <manifest:file-entry manifest:media-type="" manifest:full-path="Pictures/20000008000056EB000031EE4731191B.svm"/>
  <manifest:file-entry manifest:media-type="" manifest:full-path="Pictures/20000008000056CC00003559FF326269.svm"/>
  <manifest:file-entry manifest:media-type="" manifest:full-path="Pictures/20000008000056CC000041CD183011E0.svm"/>
  <manifest:file-entry manifest:media-type="" manifest:full-path="Pictures/20000008000056CC000043440B7AF7E6.svm"/>
  <manifest:file-entry manifest:media-type="" manifest:full-path="Pictures/200000080000568D00005DE0EFD94C6E.svm"/>
  <manifest:file-entry manifest:media-type="" manifest:full-path="Pictures/20000008000056CC000051ABAF458497.svm"/>
  <manifest:file-entry manifest:media-type="" manifest:full-path="Pictures/20000008000056CC000041CD3CA2E4FA.svm"/>
  <manifest:file-entry manifest:media-type="" manifest:full-path="Pictures/20000008000056CC00003D687C1B13A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OpenSymbol1"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9.019cm"/>
    </style:style>
    <style:style style:name="Table1.D" style:family="table-column">
      <style:table-column-properties style:column-width="3.48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1.27cm" fo:margin-right="0cm" fo:text-indent="0cm" style:auto-text-indent="false"/>
      <style:text-properties fo:color="#000000"/>
    </style:style>
    <style:style style:name="P5" style:family="paragraph" style:parent-style-name="Text_20_body">
      <style:paragraph-properties fo:break-before="page"/>
    </style:style>
    <style:style style:name="P6" style:family="paragraph" style:parent-style-name="Normal">
      <style:paragraph-properties>
        <style:tab-stops>
          <style:tab-stop style:position="16.999cm" style:type="right" style:leader-style="dotted" style:leader-text="."/>
        </style:tab-stops>
      </style:paragraph-properties>
    </style:style>
    <style:style style:name="P7" style:family="paragraph" style:parent-style-name="Contents_20_Heading" style:master-page-name="MP2">
      <style:paragraph-properties style:page-number="auto" fo:break-before="page"/>
    </style:style>
    <style:style style:name="P8" style:family="paragraph" style:parent-style-name="Heading_20_2">
      <style:paragraph-properties fo:break-before="page"/>
    </style:style>
    <style:style style:name="P9" style:family="paragraph" style:parent-style-name="Heading_20_1" style:master-page-name="MP1">
      <style:paragraph-properties style:page-number="auto" fo:break-before="page"/>
    </style:style>
    <style:style style:name="P10" style:family="paragraph" style:parent-style-name="Heading_20_1" style:master-page-name="MP3">
      <style:paragraph-properties style:page-number="auto" fo:break-before="page"/>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4">
      <style:text-properties fo:color="#000000"/>
    </style:style>
    <style:style style:name="P17" style:family="paragraph" style:parent-style-name="Text_20_body" style:list-style-name="L5">
      <style:text-properties fo:color="#000000"/>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text-properties style:text-underline-style="none"/>
    </style:style>
    <style:style style:name="P22" style:family="paragraph" style:parent-style-name="Text_20_body" style:list-style-name="L8"/>
    <style:style style:name="P23" style:family="paragraph" style:parent-style-name="Text_20_body">
      <style:paragraph-properties fo:break-before="page"/>
    </style:style>
    <style:style style:name="P24" style:family="paragraph" style:parent-style-name="Text_20_body">
      <style:paragraph-properties fo:margin-left="1.27cm" fo:margin-right="0cm" fo:text-indent="0cm" style:auto-text-indent="false"/>
      <style:text-properties fo:color="#000000"/>
    </style:style>
    <style:style style:name="T1" style:family="text">
      <style:text-properties fo:font-style="normal" style:font-style-asian="normal" style:font-style-complex="normal"/>
    </style:style>
    <style:style style:name="T2" style:family="text">
      <style:text-properties fo:color="#000000"/>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4LVL1" text:bullet-char="•">
        <style:list-level-properties/>
        <style:text-properties style:font-name="OpenSymbol1"/>
      </text:list-level-style-bullet>
      <text:list-level-style-bullet text:level="2" text:style-name="WW_5f_CharLFO4LVL2" text:bullet-char="◦">
        <style:list-level-properties/>
        <style:text-properties style:font-name="OpenSymbol1"/>
      </text:list-level-style-bullet>
      <text:list-level-style-bullet text:level="3" text:style-name="WW_5f_CharLFO4LVL3" text:bullet-char="▪">
        <style:list-level-properties/>
        <style:text-properties style:font-name="OpenSymbol1"/>
      </text:list-level-style-bullet>
      <text:list-level-style-bullet text:level="4" text:style-name="WW_5f_CharLFO4LVL4" text:bullet-char="•">
        <style:list-level-properties/>
        <style:text-properties style:font-name="OpenSymbol1"/>
      </text:list-level-style-bullet>
      <text:list-level-style-bullet text:level="5" text:style-name="WW_5f_CharLFO4LVL5" text:bullet-char="◦">
        <style:list-level-properties/>
        <style:text-properties style:font-name="OpenSymbol1"/>
      </text:list-level-style-bullet>
      <text:list-level-style-bullet text:level="6" text:style-name="WW_5f_CharLFO4LVL6" text:bullet-char="▪">
        <style:list-level-properties/>
        <style:text-properties style:font-name="OpenSymbol1"/>
      </text:list-level-style-bullet>
      <text:list-level-style-bullet text:level="7" text:style-name="WW_5f_CharLFO4LVL7" text:bullet-char="•">
        <style:list-level-properties/>
        <style:text-properties style:font-name="OpenSymbol1"/>
      </text:list-level-style-bullet>
      <text:list-level-style-bullet text:level="8" text:style-name="WW_5f_CharLFO4LVL8" text:bullet-char="◦">
        <style:list-level-properties/>
        <style:text-properties style:font-name="OpenSymbol1"/>
      </text:list-level-style-bullet>
      <text:list-level-style-bullet text:level="9" text:style-name="WW_5f_CharLFO4LVL9" text:bullet-char="▪">
        <style:list-level-properties/>
        <style:text-properties style:font-name="OpenSymbol1"/>
      </text:list-level-style-bullet>
      <text:list-level-style-number text:level="10" style:num-suffix="." style:num-format="1">
        <style:list-level-properties text:space-before="6.35cm" text:min-label-width="0.635cm"/>
      </text:list-level-style-number>
    </text:list-style>
    <text:list-style style:name="L7">
      <text:list-level-style-bullet text:level="1" text:style-name="WW_5f_CharLFO10LVL1" text:bullet-char="•">
        <style:list-level-properties/>
        <style:text-properties style:font-name="OpenSymbol1"/>
      </text:list-level-style-bullet>
      <text:list-level-style-bullet text:level="2" text:style-name="WW_5f_CharLFO10LVL2" text:bullet-char="◦">
        <style:list-level-properties/>
        <style:text-properties style:font-name="OpenSymbol1"/>
      </text:list-level-style-bullet>
      <text:list-level-style-bullet text:level="3" text:style-name="WW_5f_CharLFO10LVL3" text:bullet-char="▪">
        <style:list-level-properties/>
        <style:text-properties style:font-name="OpenSymbol1"/>
      </text:list-level-style-bullet>
      <text:list-level-style-bullet text:level="4" text:style-name="WW_5f_CharLFO10LVL4" text:bullet-char="•">
        <style:list-level-properties/>
        <style:text-properties style:font-name="OpenSymbol1"/>
      </text:list-level-style-bullet>
      <text:list-level-style-bullet text:level="5" text:style-name="WW_5f_CharLFO10LVL5" text:bullet-char="◦">
        <style:list-level-properties/>
        <style:text-properties style:font-name="OpenSymbol1"/>
      </text:list-level-style-bullet>
      <text:list-level-style-bullet text:level="6" text:style-name="WW_5f_CharLFO10LVL6" text:bullet-char="▪">
        <style:list-level-properties/>
        <style:text-properties style:font-name="OpenSymbol1"/>
      </text:list-level-style-bullet>
      <text:list-level-style-bullet text:level="7" text:style-name="WW_5f_CharLFO10LVL7" text:bullet-char="•">
        <style:list-level-properties/>
        <style:text-properties style:font-name="OpenSymbol1"/>
      </text:list-level-style-bullet>
      <text:list-level-style-bullet text:level="8" text:style-name="WW_5f_CharLFO10LVL8" text:bullet-char="◦">
        <style:list-level-properties/>
        <style:text-properties style:font-name="OpenSymbol1"/>
      </text:list-level-style-bullet>
      <text:list-level-style-bullet text:level="9" text:style-name="WW_5f_CharLFO10LVL9" text:bullet-char="▪">
        <style:list-level-properties/>
        <style:text-properties style:font-name="OpenSymbol1"/>
      </text:list-level-style-bullet>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3: Algo3-Man</text:p>
      <text:p text:style-name="P2">2do cuatrimestre, 2009</text:p>
      <text:p text:style-name="P2">Grupo Número 7</text:p>
      <text:p text:style-name="Text_20_body"><draw:frame draw:style-name="fr1" draw:name="Marco1" text:anchor-type="paragraph" svg:x="-0.086cm" svg:y="0.889cm" svg:width="11.68cm" style:rel-width="scale" svg:height="14.27cm" style:rel-height="scale-min" draw:z-index="0"><draw:text-box><text:p text:style-name="Text_20_body">Alumnos:</text:p><text:p text:style-name="Text_20_body"><text:a xlink:type="simple" xlink:href="mailto:juan@perez.com" office:target-frame-name="_top" xlink:show="replace">90032, Rondina Diego, elmismodesiempre@hotmail.com</text:a></text:p><text:p text:style-name="Text_20_body"><text:a xlink:type="simple" xlink:href="mailto:juan@perez.com" office:target-frame-name="_top" xlink:show="replace">89193, Castiñeiras Senin Romina, romi87rochi@hotmail.com</text:a></text:p><text:p text:style-name="Text_20_body"><text:a xlink:type="simple" xlink:href="mailto:juan@perez.com" office:target-frame-name="_top" xlink:show="replace">87736, Sadoly Juan Pablo, sadoly@gmail.com</text:a></text:p><text:p text:style-name="Text_20_body"><text:a xlink:type="simple" xlink:href="mailto:juan@perez.com" office:target-frame-name="_top" xlink:show="replace">89076, Ayaviri Maximiliano Diego, max_ayaviri@yahoo.com.ar</text:a></text:p><text:p text:style-name="Text_20_body"><text:a xlink:type="simple" xlink:href="mailto:juan@perez.com" office:target-frame-name="_top" xlink:show="replace"/></text:p><text:p text:style-name="Text_20_body">Corrector:</text:p><text:p text:style-name="Text_20_body"/><text:p text:style-name="Text_20_body">Observaciones entrega 1:</text:p><text:p text:style-name="Text_20_body"/><text:p text:style-name="Text_20_body"/><text:p text:style-name="Text_20_body">Observaciones entrega 2:</text:p><text:p text:style-name="Text_20_body"/><text:p text:style-name="Text_20_body"/><text:p text:style-name="Text_20_body">Observaciones entrega 3:</text:p><text:p text:style-name="Text_20_body"/><text:p text:style-name="Text_20_body"/><text:p text:style-name="Text_20_body">Nota Final:</text:p></draw:text-box></draw:frame></text:p>
      <text:h text:style-name="P9"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ón</text:p>
          </table:table-cell>
          <table:table-cell table:style-name="Table1.A1" office:value-type="string">
            <text:p text:style-name="Table_20_Contents">Fecha</text:p>
          </table:table-cell>
          <table:table-cell table:style-name="Table1.A1" office:value-type="string">
            <text:p text:style-name="Table_20_Contents">Descripción</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5/11/2009</text:p>
          </table:table-cell>
          <table:table-cell table:style-name="Table1.A2" office:value-type="string">
            <text:p text:style-name="Table_20_Contents">Versión inicial. Definición de la estructura del documento.</text:p>
          </table:table-cell>
          <table:table-cell table:style-name="Table1.D2" office:value-type="string">
            <text:p text:style-name="Table_20_Contents">Pablo Suárez</text:p>
          </table:table-cell>
        </table:table-row>
        <table:table-row>
          <table:table-cell table:style-name="Table1.A2" office:value-type="string">
            <text:p text:style-name="Table_20_Contents">[número de versión]</text:p>
          </table:table-cell>
          <table:table-cell table:style-name="Table1.A2" office:value-type="string">
            <text:p text:style-name="Table_20_Contents">[fecha]</text:p>
          </table:table-cell>
          <table:table-cell table:style-name="Table1.A2" office:value-type="string">
            <text:p text:style-name="Table_20_Contents">Versión ...</text:p>
          </table:table-cell>
          <table:table-cell table:style-name="Table1.D2" office:value-type="string">
            <text:p text:style-name="Table_20_Contents">[nombre del autor]</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7">Table of Contents</text:p>
          </text:index-title>
          <text:p text:style-name="P6">Control de cambios<text:tab/>2</text:p>
          <text:p text:style-name="P6">Introducción<text:tab/>4</text:p>
          <text:p text:style-name="P6">Objetivo del trabajo<text:tab/>4</text:p>
          <text:p text:style-name="P6">Consigna<text:tab/>4</text:p>
          <text:p text:style-name="P6">Modalidad de trabajo<text:tab/>4</text:p>
          <text:p text:style-name="P6">Entregables<text:tab/>5</text:p>
          <text:p text:style-name="P6">Supuestos<text:tab/>5</text:p>
          <text:p text:style-name="P6">Herramientas y modo de entrega<text:tab/>6</text:p>
          <text:p text:style-name="P6">Modelo de dominio<text:tab/>6</text:p>
          <text:p text:style-name="P6">Diagramas de clases<text:tab/>7</text:p>
          <text:p text:style-name="P6">Detalles de implementación<text:tab/>8</text:p>
          <text:p text:style-name="P6">Excepciones<text:tab/>8</text:p>
          <text:p text:style-name="P6">Diagramas de secuencia<text:tab/>9</text:p>
          <text:p text:style-name="P6">Diagramas de secuencia adicionales pedidos por el ayudante asignado.<text:tab/>14</text:p>
          <text:p text:style-name="P6">Diagramas de estado<text:tab/>16</text:p>
          <text:p text:style-name="P6">Diagramas de paquetes<text:tab/>16</text:p>
          <text:p text:style-name="P6">Extensiones<text:tab/>16</text:p>
          <text:p text:style-name="P6">Concurrencia<text:tab/>16</text:p>
          <text:p text:style-name="P6">Persistencia<text:tab/>16</text:p>
          <text:p text:style-name="P6">Código fuente<text:tab/>17</text:p>
          <text:p text:style-name="P6">Checklist de corrección<text:tab/>17</text:p>
          <text:p text:style-name="P6">Carpeta<text:tab/>17</text:p>
          <text:p text:style-name="P6">Código<text:tab/>18</text:p>
        </text:index-body>
      </text:table-of-content>
      <text:p text:style-name="Contents_20_3"/>
      <text:h text:style-name="P10" text:outline-level="1">Introducción</text:h>
      <text:h text:style-name="Heading_20_2" text:outline-level="2">Objetivo del trabajo</text:h>
      <text:p text:style-name="Text_20_body">Aplicar los conceptos enseñados en la materia a la resolución de un problema, trabajando en grupo y utilizando Java, C# o Smalltalk (a elección del grupo).</text:p>
      <text:h text:style-name="Heading_20_2" text:outline-level="2">Consigna</text:h>
      <text:p text:style-name="Text_20_body"/>
      <text:p text:style-name="Text_20_body">El trabajo consiste en realizar una aplicación, específicamente un juego al estilo 'Pac-Man'.</text:p>
      <text:p text:style-name="Text_20_body">Deberán tenerse en cuenta las siguientes consignas:</text:p>
      <text:list xml:id="list32461639" text:style-name="L1">
        <text:list-item>
          <text:p text:style-name="P12">El laberinto deberá poder ser variable (o sea no debe estar 'hard-coded' en el código).</text:p>
        </text:list-item>
        <text:list-item>
          <text:p text:style-name="P12">Cada fantasma tiene sus propias características, incluyendo velocidad y estrategia para atrapar al jugador.</text:p>
        </text:list-item>
        <text:list-item>
          <text:p text:style-name="P12">Los fantasmas cambian su comportamiento cuando el jugador 'come' un 'punto de poder', el cual le permite atacar a los fantasmas por un tiempo limitado.</text:p>
        </text:list-item>
        <text:list-item>
          <text:p text:style-name="P12">La duración del efecto del 'punto de poder' varía a medida que se avanza en nivel.</text:p>
        </text:list-item>
        <text:list-item>
          <text:p text:style-name="P12">La velocidad de los fantasmas varía al avanzar de nivel.</text:p>
        </text:list-item>
        <text:list-item>
          <text:p text:style-name="P12">Cada tanto aparecen elementos adicionales que al ser comidos por el jugador le dan puntos adicionales.</text:p>
        </text:list-item>
      </text:list>
      <text:p text:style-name="Text_20_body">Para ver mas detalles que pueden usarse como guía, ver: http://en.wikipedia.org/wiki/Pacman</text:p>
      <text:p text:style-name="Text_20_body"/>
      <text:p text:style-name="Text_20_body">Alcance del trabajo:</text:p>
      <text:list xml:id="list32445525" text:style-name="L2">
        <text:list-item>
          <text:p text:style-name="P13">Se deberá realizar el modelo, con sus diagramas correspondientes (clases, estado, secuencia y paquetes).</text:p>
        </text:list-item>
        <text:list-item>
          <text:p text:style-name="P13">Deberá haber un conjunto abarcativo de pruebas unitarias.</text:p>
        </text:list-item>
        <text:list-item>
          <text:p text:style-name="P13">Se deberá implementar una interfaz visual básica. Para esto el curso proveerá de herramientas que permitirá el desarrollo de esta interfaz facilitando el trabajo en este aspecto de la entrega.</text:p>
        </text:list-item>
      </text:list>
      <text:p text:style-name="Text_20_body"/>
      <text:h text:style-name="Heading_20_2" text:outline-level="2">Modalidad de trabajo</text:h>
      <text:p text:style-name="Text_20_body">Los alumnos se organizarán en grupos de 4. Cada grupo tendrá a cargo un docente quien les guiará en cuanto a las dudas para la implementación del trabajo y realizará la corrección del mismo.</text:p>
      <text:p text:style-name="Text_20_body"><text:s/></text:p>
      <text:h text:style-name="Heading_20_2" text:outline-level="2"><text:soft-page-break/>Entregables</text:h>
      <text:p text:style-name="Text_20_body">El trabajo consta de 3 entregables, los cuales se harán en etapas:</text:p>
      <text:list xml:id="list32447773" text:style-name="L3">
        <text:list-item>
          <text:p text:style-name="P14">Modelo de la solución, expresada en los diagramas correspondientes. (fecha de entrega: semana del 9 de noviembre)</text:p>
        </text:list-item>
        <text:list-item>
          <text:p text:style-name="P14">Codificación del modelo, con las pruebas unitarias correspondientes y los elementos del presente informe. (fecha de entrega: semana del 23 de noviembre)</text:p>
        </text:list-item>
        <text:list-item>
          <text:p text:style-name="P14">Implementación de la interfaz gráfica básica. (fecha de entrega: semana del 30 de noviembre)</text:p>
        </text:list-item>
      </text:list>
      <text:p text:style-name="Text_20_body"/>
      <text:h text:style-name="Heading_20_2" text:outline-level="2">Supuestos</text:h>
      <text:list xml:id="list32468650" text:style-name="L4">
        <text:list-item>
          <text:p text:style-name="P15">El juego tiene una cantidad limitada de niveles.</text:p>
        </text:list-item>
        <text:list-item>
          <text:p text:style-name="P15">Cada uno de los niveles se encuentra 'hard-coded'.</text:p>
        </text:list-item>
        <text:list-item>
          <text:p text:style-name="P15">En cada uno de los niveles, los casilleros pueden tener un único estado: visitables o no visitables. El primero de ellos determina el camino que pueden hacer cada uno de los personajes del juego. El segundo, limita al camino mencionado.</text:p>
        </text:list-item>
        <text:list-item>
          <text:p text:style-name="P16">En cada uno de los niveles, existe un casillero de partida para Pacman y otro para todos los fantasmas.</text:p>
        </text:list-item>
        <text:list-item>
          <text:p text:style-name="P15">Todos los items comibles (aquellos objetos que <text:span text:style-name="T1">están ubicados sobre casilleros visitables y “no tienen vida”) </text:span>son instanciados una única vez al inicio de cada nivel. Esto recae sobre todas las subclases de la clase abstracta ItemComible.</text:p>
        </text:list-item>
        <text:list-item>
          <text:p text:style-name="P15">Todos los items comibles existen hasta que son comidos por Pacman, y sólo Pacman puede comerlos.</text:p>
        </text:list-item>
        <text:list-item>
          <text:p text:style-name="P16">Los fantasmas y Pacman pueden estar en un mismo casillero, incluso si en este último hay un item comible.</text:p>
        </text:list-item>
        <text:list-item>
          <text:p text:style-name="P16">Los fantasmas y Pacman pueden ser comibles o no comibles, pero los comportamientos siempre serán opuestos entre dichos personajes.</text:p>
        </text:list-item>
        <text:list-item>
          <text:p text:style-name="P16">Respecto al supuesto anterior, el único caso en que Pacman y uno o más fantasmas tienen el mismo comportamiento es cuando estos últimos parten de su lugar de partida (casillero de origen) luego de ser comidos y, a la vez, el efecto del punto de poder sigue presente en Pacman.</text:p>
        </text:list-item>
        <text:list-item>
          <text:p text:style-name="P15">Los fantasmas tendrán una estrategia que les permitirá determinar en qué dirección moverse según su estado (comible o no comible).</text:p>
        </text:list-item>
        <text:list-item>
          <text:p text:style-name="P15">Cuando Pacman pierda una vida, él y los demás personajes se reubicarán en sus respectivos casilleros de origen.</text:p>
          <text:p text:style-name="P15"/>
        </text:list-item>
      </text:list>
      <text:h text:style-name="Heading_20_2" text:outline-level="2"/>
      <text:h text:style-name="P8" text:outline-level="2">Herramientas y modo de entrega</text:h>
      <text:p text:style-name="Text_20_body">Se deberá entregar el informe correspondiente en forma impresa y digital. La forma de entrega del código de la aplicación en sí se acordará con el ayudante asignado a los grupos.</text:p>
      <text:h text:style-name="Heading_20_1" text:outline-level="1">Modelo de dominio</text:h>
      <text:p text:style-name="Text_20_body">Durante la primer semana el grupo identificó rápidamente las partes del dominio, tomando como referencia al verdadero juego Pac-man. Se construyó una base sólida del modelo, la cual no sufrió grandes modificaciones a lo largo de todo el TP.</text:p>
      <text:p text:style-name="Text_20_body">Se partió considerando que el juego consta de distintos niveles y que en cada nivel existe un laberinto lleno de puntos y otros elementos similares, los cuales llamamos items comibles. Coincidimos en que dicho laberinto sería recorrido por los personajes. En este punto, notamos que tanto pacman como los fantasmas (los personajes) deberían conocer su lugar específico en el laberinto, por lo que optamos por agregar al modelo a los casilleros, los cuales determinarían en forma conjunta al tablero.</text:p>
      <text:p text:style-name="Text_20_body">En lo que respecta a la persecución fantasma-pacman, luego de ricos debates a través de los cuales se introdujeron y descartaron diversas ideas, se optó finalmente por hacer que los fantasmas tengan una estrategia para acercarse al personaje principal. Para esto, se tuvo en cuenta que el estado de los fantasmas depende del estado de pacman.</text:p>
      <text:p text:style-name="Text_20_body">Finalmente, se consideró que una vez que pacman coma todos los puntos del tablero se podrá pasar de nivel.</text:p>
      <text:h text:style-name="P8" text:outline-level="2">Diagramas de clases</text:h>
      <text:p text:style-name="P21"><draw:frame draw:style-name="fr3" draw:name="gráficos9" text:anchor-type="paragraph" svg:x="0cm" svg:y="0cm" svg:width="16.999cm" svg:height="18.436cm" draw:z-index="9"><draw:image xlink:href="Pictures/200000080000568D00005DE0EFD94C6E.svm" xlink:type="simple" xlink:show="embed" xlink:actuate="onLoad"/></draw:frame></text:p>
      <text:h text:style-name="P8" text:outline-level="2">Detalles de implementación</text:h>
      <text:list xml:id="list32442197" text:style-name="L5">
        <text:list-item>
          <text:p text:style-name="P18">Para resolver la problemática del caso en que varios personajes puedan situarse en un mismo casillero en un determinado momento, se decidió que el casillero contenga como atributo una colección (ArrayList) de fantasmas, otro atributo con que se indica si se encuentra alojado el Pacman y otro para indicar si hay un ítem comible.</text:p>
        </text:list-item>
        <text:list-item>
          <text:p text:style-name="P17">Se decidió definir una clase abstracta Fantasma para generalizar estructura y comportamiento de los distintos tipos de fantasmas que fueron considerados en nuestro modelo. Dicha clase posee un atributo de nombre estrategia que pertenece a la clase Estrategia. Este atributo es instanciado en cada una de las subclases de Fantasma dado que necesita de un valor (establecido en cada subclase) para identificar el tipo de estrategia.</text:p>
        </text:list-item>
      </text:list>
      <text:p text:style-name="P4">Existen diferentes formas de acercarse al pacman, y cada subclase de Fantasma posee una única manera de hacerlo. El acercamiento se define mediante una serie de métodos cuyo orden depende del valor que identifica a la estrategia.</text:p>
      <text:p text:style-name="P4">Existe además una combinación dentro de la misma clase Estrategia que permite a los fantasmas evadir a pacman en caso de que este haya comido algún punto de poder. ¿Cómo es esto? Ocurre que si pacman come un item de algún casillero, verificará si dicho item es o no de poder. En caso de serlo, cambiará su estado de comible a no comible. Dado que la vida de los fantasmas depende de la vida de pacman, estos consultarán su estado al moverse y, si comprueban que pacman es no comible, ellos mismos cambiarán su estado a comible. La estrategia a su vez consultará el estado de los fantasmas para decidir si debe o no hacer uso de la combinación evasiva.</text:p>
      <text:list xml:id="list35344367" text:style-name="L8">
        <text:list-item>
          <text:p text:style-name="P22"><text:span text:style-name="T2">La clase ControladorJuego que puede verse en el diagrama de clases sigue el modelo propuesto en la documentación del proyecto Titiritero y representa la clase llamada ControladorSimulacion en dicho modelo.</text:span></text:p>
        </text:list-item>
      </text:list>
      <text:h text:style-name="Heading_20_2" text:outline-level="2">Excepciones</text:h>
      <text:p text:style-name="Text_20_body">No fueron detectadas excepciones.</text:p>
      <text:h text:style-name="Heading_20_2" text:outline-level="2"/>
      <text:h text:style-name="P8" text:outline-level="2">Diagramas de secuencia</text:h>
      <text:p text:style-name="Text_20_body"><draw:frame draw:style-name="fr2" draw:name="gráficos1" text:anchor-type="paragraph" svg:x="0cm" svg:y="0cm" svg:width="16.999cm" svg:height="12.885cm" draw:z-index="1"><draw:image xlink:href="Pictures/20000008000056CC000041CD183011E0.svm" xlink:type="simple" xlink:show="embed" xlink:actuate="onLoad"/></draw:frame></text:p>
      <text:p text:style-name="Text_20_body"><draw:frame draw:style-name="fr2" draw:name="gráficos2" text:anchor-type="paragraph" svg:x="0cm" svg:y="0cm" svg:width="16.999cm" svg:height="15.993cm" draw:z-index="2"><draw:image xlink:href="Pictures/20000008000056CC000051ABAF458497.svm" xlink:type="simple" xlink:show="embed" xlink:actuate="onLoad"/></draw:frame></text:p>
      <text:h text:style-name="P8" text:outline-level="2"/>
      <text:p text:style-name="P5"><draw:frame draw:style-name="fr2" draw:name="gráficos3" text:anchor-type="paragraph" svg:x="0cm" svg:y="0cm" svg:width="16.999cm" svg:height="13.173cm" draw:z-index="3"><draw:image xlink:href="Pictures/20000008000056CC000043440B7AF7E6.svm" xlink:type="simple" xlink:show="embed" xlink:actuate="onLoad"/></draw:frame></text:p>
      <text:p text:style-name="P5"><draw:frame draw:style-name="fr2" draw:name="gráficos4" text:anchor-type="paragraph" svg:x="0cm" svg:y="0cm" svg:width="16.999cm" svg:height="12.024cm" draw:z-index="5"><draw:image xlink:href="Pictures/20000008000056CC00003D687C1B13AD.svm" xlink:type="simple" xlink:show="embed" xlink:actuate="onLoad"/></draw:frame></text:p>
      <text:p text:style-name="P5"><draw:frame draw:style-name="fr2" draw:name="gráficos6" text:anchor-type="paragraph" svg:x="0cm" svg:y="0cm" svg:width="16.999cm" svg:height="12.885cm" draw:z-index="4"><draw:image xlink:href="Pictures/20000008000056CC000041CD3CA2E4FA.svm" xlink:type="simple" xlink:show="embed" xlink:actuate="onLoad"/></draw:frame></text:p>
      <text:h text:style-name="P8" text:outline-level="2">Diagramas de secuencia adicionales pedidos por el ayudante asignado.</text:h>
      <text:p text:style-name="Text_20_body">Los siguientes son diagramas que muestran posibles maneras de enviar mensajes a un objeto para que este reproduzca un sonido durante el desarrollo del juego. Recalcamos que la clase a la que pertenece dicho objeto debería de ser implementada y agregada al proyecto.</text:p>
      <text:p text:style-name="Text_20_body"/>
      <text:p text:style-name="Text_20_body"><draw:frame draw:style-name="fr3" draw:name="gráficos7" text:anchor-type="paragraph" svg:x="0cm" svg:y="0cm" svg:width="16.999cm" svg:height="10.448cm" draw:z-index="7"><draw:image xlink:href="Pictures/20000008000056CC00003559FF326269.svm" xlink:type="simple" xlink:show="embed" xlink:actuate="onLoad"/></draw:frame></text:p>
      <text:p text:style-name="P5"><draw:frame draw:style-name="fr3" draw:name="gráficos8" text:anchor-type="paragraph" svg:x="0cm" svg:y="0cm" svg:width="16.999cm" svg:height="12.885cm" draw:z-index="8"><draw:image xlink:href="Pictures/20000008000056CC000041CDA94BF6F7.svm" xlink:type="simple" xlink:show="embed" xlink:actuate="onLoad"/></draw:frame></text:p>
      <text:h text:style-name="P8" text:outline-level="2">Diagramas de estado</text:h>
      <text:p text:style-name="Text_20_body"><draw:frame draw:style-name="fr2" draw:name="gráficos5" text:anchor-type="paragraph" svg:x="0cm" svg:y="0cm" svg:width="16.875cm" svg:height="9.763cm" draw:z-index="6"><draw:image xlink:href="Pictures/20000008000056EB000031EE4731191B.svm" xlink:type="simple" xlink:show="embed" xlink:actuate="onLoad"/></draw:frame></text:p>
      <text:h text:style-name="Heading_20_2" text:outline-level="2">Diagramas de paquetes</text:h>
      <text:p text:style-name="Text_20_body">Estos diagramas no fueron pedidos por el corrector del grupo.</text:p>
      <text:h text:style-name="Heading_20_1" text:outline-level="1"/>
      <text:h text:style-name="Heading_20_1" text:outline-level="1">Extensiones</text:h>
      <text:h text:style-name="Heading_20_2" text:outline-level="2">Concurrencia</text:h>
      <text:p text:style-name="Text_20_body">El concepto de concurrencia podría aplicarse para el movimiento de todos los personajes. La idea en un principio era que cada personaje se procese en un hilo de ejecución diferente.</text:p>
      <text:h text:style-name="Heading_20_2" text:outline-level="2">Persistencia</text:h>
      <text:p text:style-name="Text_20_body">Este concepto podría haberse aplicado para los distintos laberintos que posee el juego (en lugar de quedar 'hard-coded', la idea era que los mapas queden almacenados en archivos .xml) y en el caso de que el usuario deseara guardar la partida. Los beneficios serían en el primer caso evitar una mala práctica y en el segundo hacer el juego más dinámico y amigable para el usuario. La problemática inmediata sería el tiempo que demandaría aprender la primera de las cuestiones mencionadas, hecho que hubiese atrasado todo el desarrollo en caso de ponerse en práctica.</text:p>
      <text:p text:style-name="Text_20_body"/>
      <text:h text:style-name="Heading_20_1" text:outline-level="1"/>
      <text:h text:style-name="P11" text:outline-level="1">Código fuente</text:h>
      <text:p text:style-name="Text_20_body">[Código fuente impreso de las clases del dominio (no pruebas). Acordar con el ayudante si se entregará el código impreso o no.]</text:p>
      <text:h text:style-name="Heading_20_1" text:outline-level="1">Checklist de corrección</text:h>
      <text:p text:style-name="Text_20_body">Esta sección es para uso exclusivo de la cátedra, por favor no modificar.</text:p>
      <text:h text:style-name="Heading_20_2" text:outline-level="2">Carpeta</text:h>
      <text:p text:style-name="Text_20_body"/>
      <text:p text:style-name="P3">Generalidades</text:p>
      <text:list xml:id="list32465560" text:style-name="L6">
        <text:list-item>
          <text:p text:style-name="P19">¿Son correctos los supuestos y extensiones?</text:p>
        </text:list-item>
        <text:list-item>
          <text:p text:style-name="P19">¿Es prolija la presentación? (hojas del mismo tamaño, numeradas y con tipografía uniforme) </text:p>
        </text:list-item>
        <text:list-item>
          <text:p text:style-name="P19">¿Está completa la carátula? (número de grupo, nombre, mail y padrón de cada integrante) </text:p>
        </text:list-item>
      </text:list>
      <text:p text:style-name="P3"/>
      <text:p text:style-name="P3">Modelo</text:p>
      <text:list xml:id="list35511112" text:continue-list="list32465560" text:style-name="L6">
        <text:list-item text:start-value="1">
          <text:p text:style-name="P19">¿Está completo?¿Contempla la totalidad del problema?</text:p>
        </text:list-item>
        <text:list-item>
          <text:p text:style-name="P19">¿Respeta encapsulamiento?</text:p>
        </text:list-item>
        <text:list-item>
          <text:p text:style-name="P19">¿Respeta ocultamiento de información?</text:p>
        </text:list-item>
        <text:list-item>
          <text:p text:style-name="P19">¿Hace un buen uso de excepciones?</text:p>
        </text:list-item>
        <text:list-item>
          <text:p text:style-name="P19">¿Utiliza polimorfismo en las situaciones esperadas?</text:p>
        </text:list-item>
      </text:list>
      <text:p text:style-name="P3"/>
      <text:p text:style-name="P3">Diagrama de clases</text:p>
      <text:list xml:id="list35510275" text:continue-list="list35511112" text:style-name="L6">
        <text:list-item text:start-value="1">
          <text:p text:style-name="P19">¿Está completo?</text:p>
        </text:list-item>
        <text:list-item>
          <text:p text:style-name="P19">¿Está bien utilizada la notación?</text:p>
        </text:list-item>
      </text:list>
      <text:p text:style-name="P3"/>
      <text:p text:style-name="P3">Diagramas de secuencia</text:p>
      <text:list xml:id="list35517655" text:continue-list="list35510275" text:style-name="L6">
        <text:list-item text:start-value="1">
          <text:p text:style-name="P19">¿Está completo?</text:p>
        </text:list-item>
        <text:list-item>
          <text:p text:style-name="P19">¿Es consistente con el diagrama de clases?</text:p>
        </text:list-item>
        <text:list-item>
          <text:p text:style-name="P19">¿Está bien utilizada la notación?</text:p>
        </text:list-item>
      </text:list>
      <text:p text:style-name="Text_20_body"/>
      <text:p text:style-name="P3">Diagrama de estados</text:p>
      <text:list xml:id="list35518404" text:continue-list="list35517655" text:style-name="L6">
        <text:list-item text:start-value="1">
          <text:p text:style-name="P19">¿Está completo?</text:p>
        </text:list-item>
        <text:list-item>
          <text:p text:style-name="P19">¿Está bien utilizada la notación?</text:p>
        </text:list-item>
      </text:list>
      <text:p text:style-name="Text_20_body"/>
      <text:p text:style-name="P3"><text:soft-page-break/>Diagrama de paquetes</text:p>
      <text:list xml:id="list35515247" text:continue-list="list35518404" text:style-name="L6">
        <text:list-item text:start-value="1">
          <text:p text:style-name="P19">¿Está completo?</text:p>
        </text:list-item>
        <text:list-item>
          <text:p text:style-name="P19">¿Está bien utilizada la notación?</text:p>
        </text:list-item>
      </text:list>
      <text:p text:style-name="Text_20_body"/>
      <text:h text:style-name="Heading_20_2" text:outline-level="2">Código</text:h>
      <text:p text:style-name="P3"/>
      <text:p text:style-name="P3">Generalidades</text:p>
      <text:list xml:id="list32455071" text:style-name="L7">
        <text:list-item>
          <text:p text:style-name="P20">¿Respeta estándares de codificación?</text:p>
        </text:list-item>
        <text:list-item>
          <text:p text:style-name="P20">¿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OpenSymbol1"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1" style:font-name-complex="OpenSymbol1"/>
    </style:style>
    <style:style style:name="WW_5f_CharLFO1LVL2" style:display-name="WW_CharLFO1LVL2" style:family="text">
      <style:text-properties style:font-name="StarSymbol" style:font-name-asian="OpenSymbol1" style:font-name-complex="OpenSymbol1"/>
    </style:style>
    <style:style style:name="WW_5f_CharLFO1LVL3" style:display-name="WW_CharLFO1LVL3" style:family="text">
      <style:text-properties style:font-name="StarSymbol" style:font-name-asian="OpenSymbol1" style:font-name-complex="OpenSymbol1"/>
    </style:style>
    <style:style style:name="WW_5f_CharLFO1LVL4" style:display-name="WW_CharLFO1LVL4" style:family="text">
      <style:text-properties style:font-name="StarSymbol" style:font-name-asian="OpenSymbol1" style:font-name-complex="OpenSymbol1"/>
    </style:style>
    <style:style style:name="WW_5f_CharLFO1LVL5" style:display-name="WW_CharLFO1LVL5" style:family="text">
      <style:text-properties style:font-name="StarSymbol" style:font-name-asian="OpenSymbol1" style:font-name-complex="OpenSymbol1"/>
    </style:style>
    <style:style style:name="WW_5f_CharLFO1LVL6" style:display-name="WW_CharLFO1LVL6" style:family="text">
      <style:text-properties style:font-name="StarSymbol" style:font-name-asian="OpenSymbol1" style:font-name-complex="OpenSymbol1"/>
    </style:style>
    <style:style style:name="WW_5f_CharLFO1LVL7" style:display-name="WW_CharLFO1LVL7" style:family="text">
      <style:text-properties style:font-name="StarSymbol" style:font-name-asian="OpenSymbol1" style:font-name-complex="OpenSymbol1"/>
    </style:style>
    <style:style style:name="WW_5f_CharLFO1LVL8" style:display-name="WW_CharLFO1LVL8" style:family="text">
      <style:text-properties style:font-name="StarSymbol" style:font-name-asian="OpenSymbol1" style:font-name-complex="OpenSymbol1"/>
    </style:style>
    <style:style style:name="WW_5f_CharLFO1LVL9" style:display-name="WW_CharLFO1LVL9" style:family="text">
      <style:text-properties style:font-name="StarSymbol" style:font-name-asian="OpenSymbol1" style:font-name-complex="OpenSymbol1"/>
    </style:style>
    <style:style style:name="WW_5f_CharLFO2LVL1" style:display-name="WW_CharLFO2LVL1" style:family="text">
      <style:text-properties style:font-name="StarSymbol" style:font-name-asian="OpenSymbol1" style:font-name-complex="OpenSymbol1"/>
    </style:style>
    <style:style style:name="WW_5f_CharLFO2LVL2" style:display-name="WW_CharLFO2LVL2" style:family="text">
      <style:text-properties style:font-name="StarSymbol" style:font-name-asian="OpenSymbol1" style:font-name-complex="OpenSymbol1"/>
    </style:style>
    <style:style style:name="WW_5f_CharLFO2LVL3" style:display-name="WW_CharLFO2LVL3" style:family="text">
      <style:text-properties style:font-name="StarSymbol" style:font-name-asian="OpenSymbol1" style:font-name-complex="OpenSymbol1"/>
    </style:style>
    <style:style style:name="WW_5f_CharLFO2LVL4" style:display-name="WW_CharLFO2LVL4" style:family="text">
      <style:text-properties style:font-name="StarSymbol" style:font-name-asian="OpenSymbol1" style:font-name-complex="OpenSymbol1"/>
    </style:style>
    <style:style style:name="WW_5f_CharLFO2LVL5" style:display-name="WW_CharLFO2LVL5" style:family="text">
      <style:text-properties style:font-name="StarSymbol" style:font-name-asian="OpenSymbol1" style:font-name-complex="OpenSymbol1"/>
    </style:style>
    <style:style style:name="WW_5f_CharLFO2LVL6" style:display-name="WW_CharLFO2LVL6" style:family="text">
      <style:text-properties style:font-name="StarSymbol" style:font-name-asian="OpenSymbol1" style:font-name-complex="OpenSymbol1"/>
    </style:style>
    <style:style style:name="WW_5f_CharLFO2LVL7" style:display-name="WW_CharLFO2LVL7" style:family="text">
      <style:text-properties style:font-name="StarSymbol" style:font-name-asian="OpenSymbol1" style:font-name-complex="OpenSymbol1"/>
    </style:style>
    <style:style style:name="WW_5f_CharLFO2LVL8" style:display-name="WW_CharLFO2LVL8" style:family="text">
      <style:text-properties style:font-name="StarSymbol" style:font-name-asian="OpenSymbol1" style:font-name-complex="OpenSymbol1"/>
    </style:style>
    <style:style style:name="WW_5f_CharLFO2LVL9" style:display-name="WW_CharLFO2LVL9" style:family="text">
      <style:text-properties style:font-name="StarSymbol" style:font-name-asian="OpenSymbol1" style:font-name-complex="OpenSymbol1"/>
    </style:style>
    <style:style style:name="WW_5f_CharLFO3LVL1" style:display-name="WW_CharLFO3LVL1" style:family="text">
      <style:text-properties style:font-name="StarSymbol" style:font-name-asian="OpenSymbol1" style:font-name-complex="OpenSymbol1"/>
    </style:style>
    <style:style style:name="WW_5f_CharLFO3LVL2" style:display-name="WW_CharLFO3LVL2" style:family="text">
      <style:text-properties style:font-name="StarSymbol" style:font-name-asian="OpenSymbol1" style:font-name-complex="OpenSymbol1"/>
    </style:style>
    <style:style style:name="WW_5f_CharLFO3LVL3" style:display-name="WW_CharLFO3LVL3" style:family="text">
      <style:text-properties style:font-name="StarSymbol" style:font-name-asian="OpenSymbol1" style:font-name-complex="OpenSymbol1"/>
    </style:style>
    <style:style style:name="WW_5f_CharLFO3LVL4" style:display-name="WW_CharLFO3LVL4" style:family="text">
      <style:text-properties style:font-name="StarSymbol" style:font-name-asian="OpenSymbol1" style:font-name-complex="OpenSymbol1"/>
    </style:style>
    <style:style style:name="WW_5f_CharLFO3LVL5" style:display-name="WW_CharLFO3LVL5" style:family="text">
      <style:text-properties style:font-name="StarSymbol" style:font-name-asian="OpenSymbol1" style:font-name-complex="OpenSymbol1"/>
    </style:style>
    <style:style style:name="WW_5f_CharLFO3LVL6" style:display-name="WW_CharLFO3LVL6" style:family="text">
      <style:text-properties style:font-name="StarSymbol" style:font-name-asian="OpenSymbol1" style:font-name-complex="OpenSymbol1"/>
    </style:style>
    <style:style style:name="WW_5f_CharLFO3LVL7" style:display-name="WW_CharLFO3LVL7" style:family="text">
      <style:text-properties style:font-name="StarSymbol" style:font-name-asian="OpenSymbol1" style:font-name-complex="OpenSymbol1"/>
    </style:style>
    <style:style style:name="WW_5f_CharLFO3LVL8" style:display-name="WW_CharLFO3LVL8" style:family="text">
      <style:text-properties style:font-name="StarSymbol" style:font-name-asian="OpenSymbol1" style:font-name-complex="OpenSymbol1"/>
    </style:style>
    <style:style style:name="WW_5f_CharLFO3LVL9" style:display-name="WW_CharLFO3LVL9" style:family="text">
      <style:text-properties style:font-name="StarSymbol" style:font-name-asian="OpenSymbol1" style:font-name-complex="OpenSymbol1"/>
    </style:style>
    <style:style style:name="WW_5f_CharLFO4LVL1" style:display-name="WW_CharLFO4LVL1" style:family="text">
      <style:text-properties style:font-name="OpenSymbol1" style:font-name-asian="OpenSymbol1" style:font-name-complex="OpenSymbol1"/>
    </style:style>
    <style:style style:name="WW_5f_CharLFO4LVL2" style:display-name="WW_CharLFO4LVL2" style:family="text">
      <style:text-properties style:font-name="OpenSymbol1" style:font-name-asian="OpenSymbol1" style:font-name-complex="OpenSymbol1"/>
    </style:style>
    <style:style style:name="WW_5f_CharLFO4LVL3" style:display-name="WW_CharLFO4LVL3" style:family="text">
      <style:text-properties style:font-name="OpenSymbol1" style:font-name-asian="OpenSymbol1" style:font-name-complex="OpenSymbol1"/>
    </style:style>
    <style:style style:name="WW_5f_CharLFO4LVL4" style:display-name="WW_CharLFO4LVL4" style:family="text">
      <style:text-properties style:font-name="OpenSymbol1" style:font-name-asian="OpenSymbol1" style:font-name-complex="OpenSymbol1"/>
    </style:style>
    <style:style style:name="WW_5f_CharLFO4LVL5" style:display-name="WW_CharLFO4LVL5" style:family="text">
      <style:text-properties style:font-name="OpenSymbol1" style:font-name-asian="OpenSymbol1" style:font-name-complex="OpenSymbol1"/>
    </style:style>
    <style:style style:name="WW_5f_CharLFO4LVL6" style:display-name="WW_CharLFO4LVL6" style:family="text">
      <style:text-properties style:font-name="OpenSymbol1" style:font-name-asian="OpenSymbol1" style:font-name-complex="OpenSymbol1"/>
    </style:style>
    <style:style style:name="WW_5f_CharLFO4LVL7" style:display-name="WW_CharLFO4LVL7" style:family="text">
      <style:text-properties style:font-name="OpenSymbol1" style:font-name-asian="OpenSymbol1" style:font-name-complex="OpenSymbol1"/>
    </style:style>
    <style:style style:name="WW_5f_CharLFO4LVL8" style:display-name="WW_CharLFO4LVL8" style:family="text">
      <style:text-properties style:font-name="OpenSymbol1" style:font-name-asian="OpenSymbol1" style:font-name-complex="OpenSymbol1"/>
    </style:style>
    <style:style style:name="WW_5f_CharLFO4LVL9" style:display-name="WW_CharLFO4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18</text:page-number>/<text:page-count>18</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18</text:page-number>/<text:page-count>18</text:page-count></text:p>
      </style:footer>
    </style:master-page>
    <style:master-page style:name="MP2" style:page-layout-name="Mpm2">
      <style:footer>
        <text:p text:style-name="MP1">Algoritmos y programación 3-TP 3: Algo3-Man <text:s/><text:page-number text:select-page="current">18</text:page-number>/<text:page-count>18</text:page-count></text:p>
      </style:footer>
    </style:master-page>
    <style:master-page style:name="MP3" style:page-layout-name="Mpm2">
      <style:footer>
        <text:p text:style-name="MP1">Algoritmos y programación 3-TP 3: Algo3-Man <text:s/><text:page-number text:select-page="current">18</text:page-number>/<text:page-count>18</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icolás Martín Paez</meta:initial-creator>
    <meta:creation-date>2009-11-06T16:45:00</meta:creation-date>
    <dc:date>2009-12-17T15:41:42.18</dc:date>
    <meta:editing-cycles>50</meta:editing-cycles>
    <meta:editing-duration>PT20H13M19S</meta:editing-duration>
    <dc:creator>Max </dc:creator>
    <meta:printed-by>Max </meta:printed-by>
    <meta:print-date>2009-12-17T15:39:20.79</meta:print-date>
    <meta:document-statistic meta:table-count="1" meta:image-count="9" meta:object-count="0" meta:page-count="18" meta:paragraph-count="152" meta:word-count="1708" meta:character-count="10555"/>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